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officeooo:paragraph-rsid="001eb4af"/>
    </style:style>
    <style:style style:name="P3" style:family="paragraph" style:parent-style-name="Contents_20_1">
      <style:paragraph-properties>
        <style:tab-stops>
          <style:tab-stop style:position="6.2701in" style:type="right" style:leader-style="dotted" style:leader-text="."/>
        </style:tab-stops>
      </style:paragraph-properties>
    </style:style>
    <style:style style:name="P4" style:family="paragraph" style:parent-style-name="Text_20_body" style:master-page-name="Standard">
      <style:paragraph-properties style:page-number="auto"/>
    </style:style>
    <style:style style:name="P5" style:family="paragraph" style:parent-style-name="Text_20_body" style:list-style-name="LS1"/>
    <style:style style:name="P6" style:family="paragraph" style:parent-style-name="Text_20_body" style:list-style-name="LS2"/>
    <style:style style:name="P7" style:family="paragraph" style:parent-style-name="Text_20_body" style:list-style-name="LS3"/>
    <style:style style:name="P8" style:family="paragraph" style:parent-style-name="Text_20_body" style:list-style-name="LS4"/>
    <style:style style:name="P9" style:family="paragraph" style:parent-style-name="Text_20_body" style:list-style-name="LS5"/>
    <style:style style:name="P10" style:family="paragraph" style:parent-style-name="Text_20_body" style:list-style-name="LS6"/>
    <style:style style:name="P11" style:family="paragraph" style:parent-style-name="Text_20_body" style:list-style-name="LS7"/>
    <style:style style:name="P12" style:family="paragraph" style:parent-style-name="Text_20_body" style:list-style-name="LS8"/>
    <style:style style:name="P13" style:family="paragraph" style:parent-style-name="Text_20_body" style:list-style-name="LS9"/>
    <style:style style:name="P14" style:family="paragraph" style:parent-style-name="Text_20_body" style:list-style-name="LS10"/>
    <style:style style:name="P15" style:family="paragraph" style:parent-style-name="Text_20_body" style:list-style-name="LS11"/>
    <style:style style:name="P16" style:family="paragraph" style:parent-style-name="Text_20_body" style:list-style-name="LS12"/>
    <style:style style:name="P17" style:family="paragraph" style:parent-style-name="Text_20_body" style:list-style-name="LS13"/>
    <style:style style:name="P18" style:family="paragraph" style:parent-style-name="Text_20_body" style:list-style-name="LS14"/>
    <style:style style:name="P19" style:family="paragraph" style:parent-style-name="Text_20_body" style:list-style-name="LS15"/>
    <style:style style:name="P20" style:family="paragraph" style:parent-style-name="Text_20_body" style:list-style-name="LS16"/>
    <style:style style:name="P21" style:family="paragraph" style:parent-style-name="Text_20_body" style:list-style-name="LS17"/>
    <style:style style:name="P22" style:family="paragraph" style:parent-style-name="Text_20_body" style:list-style-name="LS18"/>
    <style:style style:name="P23" style:family="paragraph" style:parent-style-name="Text_20_body" style:list-style-name="LS19"/>
    <style:style style:name="P24" style:family="paragraph" style:parent-style-name="Text_20_body" style:list-style-name="LS20"/>
    <style:style style:name="P25" style:family="paragraph" style:parent-style-name="Text_20_body" style:list-style-name="LS21"/>
    <style:style style:name="P26" style:family="paragraph" style:parent-style-name="Text_20_body" style:list-style-name="LS22"/>
    <style:style style:name="P27" style:family="paragraph" style:parent-style-name="Text_20_body" style:list-style-name="LS23"/>
    <style:style style:name="P28" style:family="paragraph" style:parent-style-name="Text_20_body" style:list-style-name="LS24"/>
    <style:style style:name="P29" style:family="paragraph" style:parent-style-name="Text_20_body" style:list-style-name="LS25"/>
    <style:style style:name="P30" style:family="paragraph" style:parent-style-name="Text_20_body" style:list-style-name="LS26"/>
    <style:style style:name="P31" style:family="paragraph" style:parent-style-name="Text_20_body" style:list-style-name="LS6">
      <style:text-properties officeooo:rsid="002d52d4" officeooo:paragraph-rsid="002d52d4"/>
    </style:style>
    <style:style style:name="P32" style:family="paragraph" style:parent-style-name="Text_20_body" style:list-style-name="LS6">
      <style:text-properties officeooo:rsid="002f42ea" officeooo:paragraph-rsid="002f42ea"/>
    </style:style>
    <style:style style:name="T1" style:family="text">
      <style:text-properties officeooo:rsid="0021e935"/>
    </style:style>
    <style:style style:name="T2" style:family="text">
      <style:text-properties officeooo:rsid="0027daec"/>
    </style:style>
    <style:style style:name="T3" style:family="text">
      <style:text-properties officeooo:rsid="0029dae9"/>
    </style:style>
    <style:style style:name="T4" style:family="text">
      <style:text-properties officeooo:rsid="002da3d4"/>
    </style:style>
    <style:style style:name="T5" style:family="text">
      <style:text-properties officeooo:rsid="002e20a2"/>
    </style:style>
    <style:style style:name="T6" style:family="text">
      <style:text-properties officeooo:rsid="002ffac5"/>
    </style:style>
    <style:style style:name="T7" style:family="text">
      <style:text-properties officeooo:rsid="0030a546"/>
    </style:style>
    <style:style style:name="T8" style:family="text">
      <style:text-properties officeooo:rsid="003115e1"/>
    </style:style>
    <style:style style:name="T9" style:family="text">
      <style:text-properties officeooo:rsid="00347cdb"/>
    </style:style>
    <style:style style:name="T10" style:family="text">
      <style:text-properties officeooo:rsid="00352e5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7404_690397507" text:style-name="Index_20_Link" text:visited-style-name="Index_20_Link">Use Case – Generate Certificate Template<text:tab/>2</text:a></text:p>
          <text:p text:style-name="P3"><text:a xlink:type="simple" xlink:href="#__RefHeading___Toc17406_690397507" text:style-name="Index_20_Link" text:visited-style-name="Index_20_Link"><text:s/>Primary Actor: Course Responsible Stakeholders and Interests: -Course Responsibles: Wants to effectively generate a usable certificate template. -Company: Course certificates must be retrievable at any point. Scalable amount of templates must be storable. Preconditions:<text:tab/>2</text:a></text:p>
        </text:index-body>
      </text:table-of-content>
      <text:p text:style-name="Text_20_body"/>
      <text:p text:style-name="P1"><text:bookmark-start text:name="__RefHeading___Toc17404_690397507"/><text:s/><text:span text:style-name="T1">Fully Dressed - </text:span>Generate Certificate Template<text:bookmark-end text:name="__RefHeading___Toc17404_690397507"/></text:p>
      <text:p text:style-name="Text_20_body"><text:bookmark-start text:name="__RefHeading___Toc17406_690397507"/><text:bookmark text:name="h.b382n7lm2tg0"/><text:line-break/>Primary Actor: Course Responsible<text:line-break/>Stakeholders and Interests:<text:line-break/>-Course Responsibles: Wants to effectively generate a usable certificate template.<text:line-break/>-Company: Course certificates must be retrievable at any point. Scalable amount of templates must be storable.<text:line-break/><text:line-break/>Preconditions:<text:bookmark-end text:name="__RefHeading___Toc17406_690397507"/></text:p>
      <text:p text:style-name="Text_20_body"/>
      <text:list xml:id="list5082706197162513996" text:style-name="LS1">
        <text:list-item>
          <text:p text:style-name="P5">Course is logged in and authenticated.</text:p>
        </text:list-item>
        <text:list-item>
          <text:p text:style-name="P5">Systems are operational(Database and our software itself).</text:p>
        </text:list-item>
        <text:list-item>
          <text:p text:style-name="P5">Course Responsible has a bmp/png/jpeg picture ready to upload into the system</text:p>
        </text:list-item>
        <text:list-item>
          <text:p text:style-name="P5">Course Responsible knows where the Settings tab is and is familiar with the system in general.</text:p>
        </text:list-item>
      </text:list>
      <text:p text:style-name="Text_20_body"><text:line-break/>Postconditions:</text:p>
      <text:list xml:id="list7277255848711927794" text:style-name="LS2">
        <text:list-item>
          <text:p text:style-name="P6">Template is stored and added persistently.</text:p>
        </text:list-item>
      </text:list>
      <text:p text:style-name="Text_20_body"><text:line-break/>Main Success Scenario:</text:p>
      <text:p text:style-name="Text_20_body"/>
      <text:list xml:id="list512707905320205550" text:style-name="LS3">
        <text:list-item>
          <text:p text:style-name="P7">Course Responsible logs into system.</text:p>
        </text:list-item>
        <text:list-item>
          <text:p text:style-name="P7">Course Responsible clicks into ‘Settings’ pane.</text:p>
        </text:list-item>
        <text:list-item>
          <text:p text:style-name="P7">Course Responsible clicks ‘Add Course Certificate’.</text:p>
        </text:list-item>
        <text:list-item>
          <text:p text:style-name="P7">‘Generate Course Certificate’-Windows pops-up.</text:p>
        </text:list-item>
        <text:list-item>
          <text:p text:style-name="P7">Course Responsible selects necessary certificate information from:<text:line-break/><text:tab/>- ‘Signature of Course Responsible’<text:line-break/><text:tab/>- ‘Date of Certificate Print’<text:line-break/><text:tab/>- ‘Course Participant’<text:line-break/><text:tab/>- ‘Course Name’</text:p>
        </text:list-item>
        <text:list-item>
          <text:p text:style-name="P7">Course Responsible proceeds to upload certificate IMG via ‘Insert Certificate IMG’.</text:p>
        </text:list-item>
        <text:list-item>
          <text:p text:style-name="P7">Course Responsible positions selected certificate information correctly on Certificate IMG</text:p>
        </text:list-item>
        <text:list-item>
          <text:p text:style-name="P7">Course Responsible inputs Certificate Template Name via ‘Insert Certificate Name’.</text:p>
        </text:list-item>
        <text:list-item>
          <text:p text:style-name="P7">Course Responsible loads correct font for template. Default ‘Times New Roman’.</text:p>
        </text:list-item>
        <text:list-item>
          <text:p text:style-name="P7"><text:soft-page-break/>Course Responsible verifies that everything is correct and proceeds to click ‘Confirm’ button.</text:p>
        </text:list-item>
        <text:list-item>
          <text:p text:style-name="P7">Course Responsible is thrown back to Home Screen and template is now usable.<text:line-break/></text:p>
        </text:list-item>
      </text:list>
      <text:p text:style-name="Text_20_body">Alternate Flows:<text:line-break/></text:p>
      <text:list xml:id="list5297336957594064035" text:style-name="LS4">
        <text:list-item>
          <text:p text:style-name="P8">Course Responsible fails to login.</text:p>
          <text:list>
            <text:list-item>
              <text:p text:style-name="P8">Course responsible retries with correct information.</text:p>
            </text:list-item>
            <text:list-item>
              <text:p text:style-name="P8">Login successful, course responsible is processed to Home Screen.</text:p>
            </text:list-item>
            <text:list-item>
              <text:p text:style-name="P8">Course Responsible fails, all accounts have to be reset.</text:p>
            </text:list-item>
          </text:list>
        </text:list-item>
      </text:list>
      <text:p text:style-name="Text_20_body"/>
      <text:p text:style-name="Text_20_body"/>
      <text:p text:style-name="Text_20_body"><text:line-break/>1. Course Responsible fails to login.<text:line-break/><text:tab/>a. Course Responsible retries with correct information.<text:line-break/><text:tab/>b. Login successful, admin is processed to Home Screen.<text:line-break/>1. Login fails, admin has to reset all admin accounts.<text:line-break/><text:line-break/>2. System crashes<text:line-break/><text:tab/>a. Admin is forced to restart the system.<text:line-break/><text:line-break/>4. Pop-Up window doesn’t come to front, admin is convinced that the window hasn’t popped-up.<text:line-break/><text:tab/>a. Admin restarts system, assuming failure.<text:line-break/><text:tab/>b. Admin realises error and manually retrieves windows.<text:line-break/><text:tab/><text:tab/>1. Admin proceeds with step 5. in Main Success Scenario.<text:line-break/><text:line-break/>5. Admin refuses to input necessary information.<text:line-break/><text:tab/>a. Admin closes window.<text:line-break/><text:tab/>b. Admin concedes and inputs mandatory information.<text:line-break/><text:line-break/>6. System fails to recognise file.<text:line-break/><text:tab/>a. Admin tries again, system acknowledges IMG file.<text:line-break/><text:tab/>b. Admin fails to upload an accepted format.<text:tab/><text:line-break/><text:tab/><text:tab/>1. Has to exit system until error has been corrected.<text:line-break/><text:line-break/>8. Admin uses an unknown ‘char’ in input field.<text:line-break/><text:tab/>a. System crashes.<text:line-break/><text:tab/>b. Admin corrects input and resumes.<text:line-break/><text:line-break/>9. Admin uses a font type/file, that isn’t recognised by java library.<text:line-break/><text:tab/>a. He is prompted to input a correctly formatted file.<text:line-break/><text:line-break/><text:soft-page-break/>11. System crashes during safe.<text:line-break/><text:tab/>a. Admin verifies wether data was saved anyway.<text:line-break/><text:tab/>b. Data wasn’t saved and Admin has to retry.<text:line-break/><text:line-break/>Special Requirements:<text:line-break/><text:line-break/>-Admin has an OS that’s supported JVM 8(Java Virtual Machine).<text:line-break/>-Admin has IMG file for certificate. See steps 6 and 6ab.<text:line-break/>-Admin has peripherals: Keyboard, Mouse, Monitor.<text:line-break/>-Admin has access to database file.<text:line-break/>-Admin has access to his OS filesystem.<text:line-break/><text:line-break/>Frequency of Occurrence: As per meeting with Client, it would be infrequent.<text:line-break/><text:line-break/>Open Issues:<text:line-break/>-File type variations.<text:line-break/>-Font type variations.<text:line-break/>-OS GUI variations(example. Arch Linux).</text:p>
      <text:p text:style-name="Text_20_body">Fully dressed: Send course certificate</text:p>
      <text:p text:style-name="Text_20_body"><text:s/></text:p>
      <text:p text:style-name="Heading_20_2">Fully Dressed: Send Missing Certificate</text:p>
      <text:p text:style-name="Text_20_body"/>
      <text:p text:style-name="Text_20_body">Primary Actor: Course Responsible</text:p>
      <text:p text:style-name="Text_20_body"><text:s/></text:p>
      <text:p text:style-name="Text_20_body">Stakeholders and interests:</text:p>
      <text:p text:style-name="Text_20_body">Course Responsible: Wants to send certificates to the course participants who haven’t received them yet.</text:p>
      <text:p text:style-name="Text_20_body">Course Participant(s): Wants to receive the correct certificate from their attended courses. <text:s/></text:p>
      <text:p text:style-name="Text_20_body">App Academy: Wants the other stakeholders’ goals to be fulfilled properly.</text:p>
      <text:p text:style-name="Text_20_body">Client Company: Wants their employees to get the proper certification.</text:p>
      <text:p text:style-name="Text_20_body"><text:s/></text:p>
      <text:p text:style-name="Text_20_body">Preconditions:</text:p>
      <text:list xml:id="list2334599655000112527" text:style-name="LS5">
        <text:list-item>
          <text:p text:style-name="P9">A course has been held and certificates have to be sent.</text:p>
        </text:list-item>
        <text:list-item>
          <text:p text:style-name="P9">The course responsible who uses the system does not accidently close the program.</text:p>
        </text:list-item>
        <text:list-item>
          <text:p text:style-name="P9">The course responsible does not send certificates to the wrong course participants.</text:p>
        </text:list-item>
      </text:list>
      <text:p text:style-name="Text_20_body"><text:s/></text:p>
      <text:p text:style-name="Text_20_body">Postconditions:</text:p>
      <text:p text:style-name="Text_20_body"><text:soft-page-break/>Course certificates have been sent to the correct recipients. Certificate is stored on server.</text:p>
      <text:p text:style-name="Text_20_body"/>
      <text:p text:style-name="Text_20_body">Main Success Scenario:</text:p>
      <text:list xml:id="list6759035927893275863" text:style-name="LS6">
        <text:list-item>
          <text:p text:style-name="P10">Course Responsible logs into system.</text:p>
        </text:list-item>
        <text:list-item>
          <text:p text:style-name="P10">Course Responsible selects "Courses" pane. </text:p>
        </text:list-item>
        <text:list-item>
          <text:p text:style-name="P10">Course Responsible clicks 'List Courses'.</text:p>
        </text:list-item>
        <text:list-item>
          <text:p text:style-name="P10">Course Responsible arrives at table view of 'Courses'.</text:p>
        </text:list-item>
        <text:list-item>
          <text:p text:style-name="P10">Course Responsible presses 'View <text:span text:style-name="T3">Participants</text:span>' at the Course he wants to send certificates for.</text:p>
        </text:list-item>
        <text:list-item>
          <text:p text:style-name="P10">Course Responsible arrives at a table view of 'Course Participants'.</text:p>
        </text:list-item>
        <text:list-item>
          <text:p text:style-name="P31">Course Responsible press<text:span text:style-name="T5">es</text:span> ‘View missing Certificate’ and is presented with a filtered List of Course Participants that havn’t received their certificate.</text:p>
        </text:list-item>
        <text:list-item>
          <text:p text:style-name="P31">Course Responsible presses ‘Send Certificate’ for desired Course Participants.</text:p>
        </text:list-item>
        <text:list-item>
          <text:p text:style-name="P32">Course Responsible is prompted with a confirmation message of sending.<text:tab/></text:p>
        </text:list-item>
        <text:list-item>
          <text:p text:style-name="P10">Course Responsible closes the table when done.</text:p>
        </text:list-item>
      </text:list>
      <text:p text:style-name="Text_20_body"/>
      <text:p text:style-name="Text_20_body"/>
      <text:p text:style-name="Text_20_body">Alternate Flows:</text:p>
      <text:p text:style-name="Text_20_body">1. Course responsible cannot log in</text:p>
      <text:list xml:id="list2817513459553115791" text:style-name="LS7">
        <text:list-item>
          <text:p text:style-name="P11">Course responsible may have entered the wrong login information and therefore retries with the correct username and password.</text:p>
        </text:list-item>
      </text:list>
      <text:p text:style-name="Text_20_body">2. The course responsible cannot find the “Courses” pane.</text:p>
      <text:list xml:id="list2014632728770616634" text:style-name="LS8">
        <text:list-item>
          <text:p text:style-name="P12">The course responsible filters through the panes until he finds the “Courses” pane</text:p>
        </text:list-item>
      </text:list>
      <text:p text:style-name="Text_20_body">3. Course responsible cannot click list courses</text:p>
      <text:list xml:id="list6201193098585649730" text:style-name="LS9">
        <text:list-item>
          <text:p text:style-name="P13">The course responsible attempts a system restart.</text:p>
        </text:list-item>
        <text:list-item>
          <text:p text:style-name="P13">Course responsible can now use the button as normal.</text:p>
        </text:list-item>
      </text:list>
      <text:p text:style-name="Text_20_body">4. Course responsible does not arrive at the “Courses” table view</text:p>
      <text:list xml:id="list1374094421915439580" text:style-name="LS10">
        <text:list-item>
          <text:p text:style-name="P14">Course responsibles ensures he/she chose the right pane. If this isn’t the case, he/she can use the previous window button on the option page he/she landed on.</text:p>
        </text:list-item>
        <text:list-item>
          <text:p text:style-name="P14">Course responsible can now choose the right path to the right pane</text:p>
        </text:list-item>
      </text:list>
      <text:p text:style-name="Text_20_body">5. The course responsible cannot find the course where certificates have to be sent</text:p>
      <text:list xml:id="list529657600588177723" text:style-name="LS11">
        <text:list-item>
          <text:p text:style-name="P15">Course responsible looks through the columns until he/she finds where the “View” buttons are located.</text:p>
        </text:list-item>
        <text:list-item>
          <text:p text:style-name="P15">Course responsible can now click the view button.</text:p>
        </text:list-item>
      </text:list>
      <text:p text:style-name="Text_20_body"><text:soft-page-break/>6. Course responsible does not arrive at the “Course participants” table view.</text:p>
      <text:list xml:id="list3022756006114829627" text:style-name="LS12">
        <text:list-item>
          <text:p text:style-name="P16">Course responsibles ensures he/she chose the right course. If this isn’t the case, he/she can use the previous window button in the table view he/she landed on.</text:p>
        </text:list-item>
        <text:list-item>
          <text:p text:style-name="P16">Course responsible can now choose to view the right course and thereby arrive at the table view.</text:p>
        </text:list-item>
      </text:list>
      <text:p text:style-name="Text_20_body"><text:span text:style-name="T4">9</text:span>. Course responsible cannot close the table view</text:p>
      <text:list xml:id="list6003046353990174655" text:style-name="LS13">
        <text:list-item>
          <text:p text:style-name="P17">Course responsible may try to force quit the program, not using the inbuilt quitting feature</text:p>
        </text:list-item>
        <text:list-item>
          <text:p text:style-name="P17">The course responsible has now successfully quit the program.</text:p>
        </text:list-item>
      </text:list>
      <text:p text:style-name="Text_20_body"/>
      <text:p text:style-name="Text_20_body"/>
      <text:p text:style-name="Text_20_body">Special Requirements:</text:p>
      <text:p text:style-name="Text_20_body">-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
      <text:p text:style-name="Text_20_body">Frequency of Occurrence: Frequent, every time a course has been held, certificates will have to be send.</text:p>
      <text:p text:style-name="Text_20_body"/>
      <text:p text:style-name="Text_20_body"/>
      <text:p text:style-name="Heading_20_2">Fully Dressed: Add Course</text:p>
      <text:p text:style-name="P2"/>
      <text:p text:style-name="P2">Primary Actor: Course Responsible<text:line-break/><text:line-break/>Stakeholders and Interests:<text:line-break/>-Course Responsible: Wants to create a course without errors and a minimal amount of selection options.<text:line-break/>-AppAcademy: Wants material used for each course to be stored for future use and traceability.<text:line-break/><text:line-break/>Preconditions:</text:p>
      <text:p text:style-name="Text_20_body">a. Course Responsible is logged in and authenticated.<text:line-break/>b. Systems are operational.<text:line-break/>c. Course Responsible has Course Material ready in a zip file and is aware of its location within his file system.<text:line-break/>d. Course Responsible knows where the Courses tab is and is familiar with the system in general.</text:p>
      <text:p text:style-name="Text_20_body"><text:soft-page-break/><text:line-break/>Postconditions: Course is saved correctly in database.<text:line-break/><text:line-break/>Main Success Scenario:<text:line-break/>1. Course Responsible arrives at Home Screen.<text:line-break/>2. Course Responsible selects ‘Courses’ pane.<text:line-break/>3. Course Responsible clicks ‘Add Course’ button.<text:line-break/>4. Course Responsible fills out the form(Name, Course Start Date, Course End Date, sets Course Responsible, Uploads Course Material)<text:line-break/>5. Course Responsible clicks ‘Add Course’ button.<text:line-break/>6. Course Responsible is now presented with ‘Course List’ view in database.</text:p>
      <text:p text:style-name="Text_20_body"/>
      <text:p text:style-name="Text_20_body">Alternate Flows:</text:p>
      <text:p text:style-name="Text_20_body">1. System crashes after login.</text:p>
      <text:list xml:id="list5368460863157629853" text:style-name="LS14">
        <text:list-item>
          <text:p text:style-name="P18">Course responsible is forced to restart the system</text:p>
        </text:list-item>
      </text:list>
      <text:p text:style-name="Text_20_body">2. Course responsible cannot find the “Courses” pane</text:p>
      <text:list xml:id="list6332400296591707812" text:style-name="LS15">
        <text:list-item>
          <text:p text:style-name="P19">Course responsibles manually looks through the panes until he/she finds the “Course” pane and then selects it.</text:p>
        </text:list-item>
      </text:list>
      <text:p text:style-name="Text_20_body">3. The “Add course” button does not work.</text:p>
      <text:list xml:id="list1655464577923893027" text:style-name="LS16">
        <text:list-item>
          <text:p text:style-name="P20">Course responsible goes back to the previous window or force restarts the system. Either way she ends up at the “Courses” pane once more</text:p>
        </text:list-item>
        <text:list-item>
          <text:p text:style-name="P20">The “Add Course” button should now work as intended.</text:p>
        </text:list-item>
      </text:list>
      <text:p text:style-name="Text_20_body">4. Course responsible fails to fill in the required fields needed for the course creation.</text:p>
      <text:list xml:id="list6894296202237660881" text:style-name="LS17">
        <text:list-item>
          <text:p text:style-name="P21">Course responsible finds the field(s) where he/she forgot to fill in the necessary information</text:p>
        </text:list-item>
        <text:list-item>
          <text:p text:style-name="P21">The course can now be created</text:p>
        </text:list-item>
      </text:list>
      <text:p text:style-name="Text_20_body">5. Course responsible cannot click the “Add Course” button.</text:p>
      <text:list xml:id="list1308526638118640850" text:style-name="LS18">
        <text:list-item>
          <text:p text:style-name="P22">The “Add Course” button cannot be interacted with as long as the necessary information needed to create a course hasn’t been added. Therefore see step 4. a. </text:p>
        </text:list-item>
        <text:list-item>
          <text:p text:style-name="P22">If the button still doesn’t work, see step 1. a.</text:p>
        </text:list-item>
        <text:list-item>
          <text:p text:style-name="P22">The “Add Course” button is now functional.</text:p>
        </text:list-item>
      </text:list>
      <text:p text:style-name="Text_20_body">6. The “Course List” view does not show up</text:p>
      <text:list xml:id="list4149454791281526372" text:style-name="LS19">
        <text:list-item>
          <text:p text:style-name="P23">See step 1. a. </text:p>
        </text:list-item>
        <text:list-item>
          <text:p text:style-name="P23">Verify the course has been added correctly</text:p>
        </text:list-item>
      </text:list>
      <text:p text:style-name="Text_20_body"/>
      <text:p text:style-name="Text_20_body">Special Requirements:</text:p>
      <text:p text:style-name="Text_20_body"><text:soft-page-break/>-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
      <text:p text:style-name="Text_20_body"/>
      <text:p text:style-name="Text_20_body">Frequency of Occurrence: Frequent, this will happen every time AppAcademy has a course.</text:p>
      <text:p text:style-name="Text_20_body"/>
      <text:p text:style-name="Text_20_body">Open Issues: </text:p>
      <text:p text:style-name="Text_20_body">What if there isn't any Course Material to upload?<text:line-break/></text:p>
      <text:p text:style-name="Text_20_body"/>
      <text:p text:style-name="Heading_20_2">Casual: Remove Course</text:p>
      <text:p text:style-name="Text_20_body"/>
      <text:p text:style-name="Text_20_body">Primary Actor: Course Responsible</text:p>
      <text:p text:style-name="Text_20_body">Stakeholders and Interests: </text:p>
      <text:p text:style-name="Text_20_body">-Course Responsible: Wants to remove a Course as easy as possible.</text:p>
      <text:p text:style-name="Text_20_body">-AppAcademy: Wants to maintain data integrity, Courses shouldn't be too easy to delete.</text:p>
      <text:p text:style-name="Text_20_body"/>
      <text:p text:style-name="Text_20_body">Preconditions:</text:p>
      <text:p text:style-name="Text_20_body">Course Responsible has retrieved correct CourseID for the course he wants to remove.</text:p>
      <text:p text:style-name="Text_20_body"/>
      <text:p text:style-name="Text_20_body">Main Success Scenario: </text:p>
      <text:list xml:id="list8297240293466479008" text:style-name="LS20">
        <text:list-item>
          <text:p text:style-name="P24">Course Responsible successfully authenticates. </text:p>
        </text:list-item>
        <text:list-item>
          <text:p text:style-name="P24">Course Responsible proceeds to 'Settings' pane.</text:p>
        </text:list-item>
        <text:list-item>
          <text:p text:style-name="P24">Course Responsible clicks 'Remove Course' button.</text:p>
        </text:list-item>
        <text:list-item>
          <text:p text:style-name="P24">Course Responsible is prompted with a Pop-up where he inputs CourseID and confirms his choice to remove Course by clicking 'Confirm' button.</text:p>
        </text:list-item>
        <text:list-item>
          <text:p text:style-name="P24">Course Responsible is prompted with a confirmation message and has to press 'Okay' to proceed.</text:p>
        </text:list-item>
        <text:list-item>
          <text:p text:style-name="P24">Course Responsible is returned to '<text:span text:style-name="T2">Home Screen</text:span>'.</text:p>
        </text:list-item>
      </text:list>
      <text:p text:style-name="Text_20_body"/>
      <text:p text:style-name="Text_20_body">Alternate Success Scenario:</text:p>
      <text:p text:style-name="Text_20_body"><text:soft-page-break/>4. He inputs incorrect CourseID and is prompted with an error message.</text:p>
      <text:p text:style-name="Text_20_body"><text:tab/>a. He retries with correct CourseID.</text:p>
      <text:p text:style-name="Text_20_body"/>
      <text:p text:style-name="Heading_20_2">Casual: Remove Course Participant</text:p>
      <text:p text:style-name="Text_20_body"/>
      <text:p text:style-name="Text_20_body">Primary Actor: Course Responsible</text:p>
      <text:p text:style-name="Text_20_body">Stakeholders and interests:</text:p>
      <text:p text:style-name="Text_20_body">- Course responsible: Wants to remove a course participant without any trouble.</text:p>
      <text:p text:style-name="Text_20_body">- App Academy: Wants their courses to consist of the assigned participants.</text:p>
      <text:p text:style-name="Text_20_body"/>
      <text:p text:style-name="Text_20_body">Preconditions:</text:p>
      <text:p text:style-name="Text_20_body">Course responsible has successfully authenticated and landed on home screen.</text:p>
      <text:p text:style-name="Text_20_body"/>
      <text:p text:style-name="Text_20_body">Main Success Scenario:</text:p>
      <text:p text:style-name="Text_20_body">1. Course <text:span text:style-name="T8">R</text:span>esponsible opens the “Courses” pane.</text:p>
      <text:p text:style-name="Text_20_body">2. Course <text:span text:style-name="T8">R</text:span>esponsible clicks the “List courses” button.</text:p>
      <text:p text:style-name="Text_20_body">3. Course <text:span text:style-name="T8">R</text:span>esponsible clicks the “View” button besides the desired course.</text:p>
      <text:p text:style-name="Text_20_body">4. Course <text:span text:style-name="T6">Responsible</text:span> <text:span text:style-name="T7">clicks on</text:span> the course participant he/she wish to remove.</text:p>
      <text:p text:style-name="Text_20_body">5. Course <text:span text:style-name="T8">R</text:span>esponsible clicks the “Remove” button.</text:p>
      <text:p text:style-name="Text_20_body">6. The the desired course participant is now removed. </text:p>
      <text:p text:style-name="Text_20_body"/>
      <text:p text:style-name="Text_20_body">Alternate Success Scenario:</text:p>
      <text:p text:style-name="Text_20_body">1. The course responsible does not open the right pane </text:p>
      <text:list xml:id="list2796162787234168240" text:style-name="LS21">
        <text:list-item>
          <text:p text:style-name="P25">The course responsible returns to the home screen and tries again</text:p>
        </text:list-item>
      </text:list>
      <text:p text:style-name="Text_20_body"/>
      <text:p text:style-name="Text_20_body">2. The “List Courses” button does not work </text:p>
      <text:list xml:id="list486448524575290988" text:style-name="LS22">
        <text:list-item>
          <text:p text:style-name="P26">The course responsible restarts the system.</text:p>
        </text:list-item>
      </text:list>
      <text:p text:style-name="Text_20_body"/>
      <text:p text:style-name="Text_20_body">3. The course responsible selects the wrong course</text:p>
      <text:list xml:id="list8742770412001610404" text:style-name="LS23">
        <text:list-item>
          <text:p text:style-name="P27">The course responsible returns to the previous window with the table view and finds the right course.</text:p>
        </text:list-item>
      </text:list>
      <text:p text:style-name="Text_20_body"/>
      <text:p text:style-name="Text_20_body"><text:soft-page-break/></text:p>
      <text:p text:style-name="Heading_20_2">Casual: <text:span text:style-name="T9">Change </text:span>FTP Settings</text:p>
      <text:p text:style-name="Text_20_body"/>
      <text:p text:style-name="Text_20_body">Primary Actor: Course Responsible</text:p>
      <text:p text:style-name="Text_20_body">Stakeholders and Interests: </text:p>
      <text:p text:style-name="Text_20_body">-Course Responsible: Wants to correct information so that he can access correct Course Material and Certificate Templates.</text:p>
      <text:p text:style-name="Text_20_body">-AppAcademy: Wants to make sure that Course Responsible has access.</text:p>
      <text:p text:style-name="Text_20_body"/>
      <text:p text:style-name="Text_20_body">Main Success Scenario:</text:p>
      <text:list xml:id="list2408627953296206648" text:style-name="LS24">
        <text:list-item>
          <text:p text:style-name="P28">Course Responsible successfully logs in.</text:p>
        </text:list-item>
        <text:list-item>
          <text:p text:style-name="P28">Course Responsible selects 'Settings' pane.</text:p>
        </text:list-item>
        <text:list-item>
          <text:p text:style-name="P28">Course Responsible clicks 'Change FTP' button.</text:p>
        </text:list-item>
        <text:list-item>
          <text:p text:style-name="P28">Course Responsible is processed to a new window with following fields:</text:p>
          <text:list>
            <text:list-item>
              <text:p text:style-name="P28">Username</text:p>
            </text:list-item>
            <text:list-item>
              <text:p text:style-name="P28">Password</text:p>
            </text:list-item>
            <text:list-item>
              <text:p text:style-name="P28">Host</text:p>
            </text:list-item>
            <text:list-item>
              <text:p text:style-name="P28">Port</text:p>
            </text:list-item>
          </text:list>
        </text:list-item>
      </text:list>
      <text:p text:style-name="Text_20_body">He fills in correct information.</text:p>
      <text:list xml:id="list124102883305704" text:continue-numbering="true" text:style-name="LS24">
        <text:list-item>
          <text:p text:style-name="P28">Course Responsible applies new information to the system.</text:p>
        </text:list-item>
        <text:list-item>
          <text:p text:style-name="P28">He's processed back to the 'Settings' pane.</text:p>
        </text:list-item>
      </text:list>
      <text:p text:style-name="Text_20_body"/>
      <text:p text:style-name="Text_20_body">Alternate Success Scenario:</text:p>
      <text:p text:style-name="Text_20_body">3. Course responsible doesn't have correct information.</text:p>
      <text:list xml:id="list9004671441830106985" text:style-name="LS25">
        <text:list-item>
          <text:p text:style-name="P29">He will contact App Academy for correct information.</text:p>
        </text:list-item>
      </text:list>
      <text:p text:style-name="Text_20_body"/>
      <text:p text:style-name="Text_20_body"/>
      <text:p text:style-name="Text_20_body"/>
      <text:p text:style-name="P1">Casual: <text:span text:style-name="T10">Change </text:span>SMTP Settings</text:p>
      <text:p text:style-name="Text_20_body"/>
      <text:p text:style-name="Text_20_body">Primary Actor: Course responsible</text:p>
      <text:p text:style-name="Text_20_body">Stakeholders and Interests:</text:p>
      <text:p text:style-name="Text_20_body">Course responsible: Wants SMTP settings to be correct so he/she can send out certificates.</text:p>
      <text:p text:style-name="Text_20_body">App Academy: Wants to the SMTP settings to be correct so the course responsibles can use the system.</text:p>
      <text:p text:style-name="Text_20_body"/>
      <text:p text:style-name="Text_20_body">Main Success Scenario:</text:p>
      <text:list xml:id="list4616540497354450638" text:style-name="LS26">
        <text:list-item>
          <text:p text:style-name="P30">Course Responsible selects 'Settings' pane.</text:p>
        </text:list-item>
        <text:list-item>
          <text:p text:style-name="P30">Course Responsible clicks 'Change SMTP' button.</text:p>
        </text:list-item>
        <text:list-item>
          <text:p text:style-name="P30">Course Responsible is processed to a new window with following fields:</text:p>
        </text:list-item>
      </text:list>
      <text:list xml:id="list124103710019593" text:continue-list="list124102883305704" text:style-name="LS24">
        <text:list-item>
          <text:list>
            <text:list-item>
              <text:p text:style-name="P28">Username</text:p>
            </text:list-item>
            <text:list-item>
              <text:p text:style-name="P28">Password</text:p>
            </text:list-item>
            <text:list-item>
              <text:p text:style-name="P28">Host</text:p>
            </text:list-item>
            <text:list-item>
              <text:p text:style-name="P28">Port</text:p>
            </text:list-item>
            <text:list-item>
              <text:p text:style-name="P28">Sender’s email</text:p>
            </text:list-item>
          </text:list>
        </text:list-item>
      </text:list>
      <text:p text:style-name="Text_20_body">He fills in correct information.</text:p>
      <text:p text:style-name="Text_20_body">4. Course Responsible applies new information to the system.</text:p>
      <text:list xml:id="list124102954244987" text:continue-numbering="true" text:style-name="LS24">
        <text:list-item>
          <text:p text:style-name="P28">He's processed back to the 'Settings' pane.</text:p>
        </text:list-item>
      </text:list>
      <text:p text:style-name="Text_20_body"/>
      <text:p text:style-name="Text_20_body"/>
      <text:p text:style-name="Text_20_body">Alternate Success Scenario:</text:p>
      <text:p text:style-name="Text_20_body">Course responsible doesn't have correct information.</text:p>
      <text:list xml:id="list124104126567178" text:continue-list="list9004671441830106985" text:style-name="LS25">
        <text:list-item>
          <text:p text:style-name="P29">He will contact App Academy for correct information.</text:p>
        </text:list-item>
      </text:list>
      <text:p text:style-name="Text_20_body"/>
      <text:p text:style-name="Text_20_body"/>
      <text:p text:style-name="Text_20_body"/>
      <text:p text:style-name="Heading_20_2">Brief: Add Course Participant(s)</text:p>
      <text:p text:style-name="Text_20_body">Course responsible logs into the system and arrives at home screen. He/she opens the “Courses” pane and clicks the “List courses” button. Course responsible then clicks the <text:soft-page-break/>“View” button besides the course where he/she wants to add a participant. Course responsible then clicks the “Add New” button. A window appears where the participant information has to be added which the course responsible does. The course responsible then clicks “Add Participant”.</text:p>
      <text:p text:style-name="Text_20_body"/>
      <text:p text:style-name="Heading_20_2">Brief: Add Course responsible</text:p>
      <text:p text:style-name="Text_20_body">Course Responsible with Admin Rights logs into the system. He proceeds to the Course Responsibles pane and presses Add Course Responsible. From there he fills in mandatory data into the new pop-up window(First Name, Last Name, E-mail, Phone#). When information has been filled and a decision has been made wether or not this Course Responsible should have admin rights he can press Add Course Responsible. The Course Responsible has now been added and he is moved back to Course Responsible Tableview where the recently added should be present.</text:p>
      <text:p text:style-name="Text_20_body"/>
      <text:p text:style-name="Text_20_body"/>
      <text:p text:style-name="Heading_20_2">Brief: Remove Course Responsible</text:p>
      <text:p text:style-name="Text_20_body">Course Responsible with Admin Rights logs into the system. He proceeds to Course Responsibles pane and presses List Course Responsibles Button. He is now in a tableview with all Course Responsibles. He selects the Course Responsible he wants to remove from the system and presses the Remove button found in the bottom left corner.</text:p>
      <text:p text:style-name="Text_20_body"/>
      <text:p text:style-name="Heading_20_2">Brief: Remove Certificate Template</text:p>
      <text:p text:style-name="Text_20_body">Course Responsible with Admin Rights logs into the system. He proceeds to Settings pane. Here he is presented with a dropdown from which he will select the desired template to be removed. He can now press Remove Certificate Template button and the Template will no longer be available as a selection when creating a new Course.</text:p>
      <text:p text:style-name="Text_20_body"/>
      <text:p text:style-name="Heading_20_2">Brief: List Courses</text:p>
      <text:p text:style-name="Text_20_body">Course Responsible logs into the system and arrives at home screen. Course Responsible opens the “Courses” pane which leads to a window where a “List courses” button appears. The button leads to a table view of the courses.</text:p>
      <text:p text:style-name="Text_20_body"/>
      <text:p text:style-name="P1">Brief: List Course Responsibles</text:p>
      <text:p text:style-name="Text_20_body">Course Responsible with Admin Rights logs into the system. He proceeds to the Course Responsibles pane, here he presses the List Course Responsibles button. He is now presented with a list of all Course Responsibles that have active courses.</text:p>
      <text:p text:style-name="Text_20_body"/>
      <text:p text:style-name="Text_20_body"/>
      <text:p text:style-name="Heading_20_2">Brief: View Missing Certificate</text:p>
      <text:p text:style-name="Text_20_body">Course Responsible logs into system and arrives at home screen. <text:s/>Course Responsible selects the "Courses" pane which leads to a window where a “List Courses” button appears. Course responsible clicks the button and <text:s/>a tableview of courses appears with a column consisting of “view” buttons. The Course Responsible can now click the view button for the desired course which will lead to a tableview which opens with a filter that shows the course participants who are missing course certificates.</text:p>
      <text:p text:style-name="Text_20_body"/>
      <text:p text:style-name="Text_20_body">Brief: View Active Courses</text:p>
      <text:p text:style-name="Text_20_body">Course Responsible with no admin rights logs into the system. From here he proceeds to the Courses pane. Here is presented with a table view of his courses. This table is set to present Active Courses automatically.</text:p>
      <text:p text:style-name="Text_20_body"/>
      <text:p text:style-name="Text_20_body">Brief: View all Courses</text:p>
      <text:p text:style-name="Text_20_body">Course Responsible with no admin rights logs into the system. From here he proceeds to the Courses pane. Here is presented with a table view of his courses. This table is set to present Active Courses automatically so he has to press 'All Courses' to be presented with a view of all courses at AppAcademy.</text:p>
      <text:p text:style-name="Text_20_body"/>
      <text:p text:style-name="Text_20_body">Brief: View inactive Courses</text:p>
      <text:p text:style-name="Text_20_body">Course Responsible with no admin rights logs into the system. From here he proceeds to the Courses pane. Here is presented with a table view of his courses. This table is set to present Active Courses automatically, so he has to press 'InActive Courses' in the upper left corner where the table will be filtered to show Courses that are from previous date than todays' dat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fo:font-weight="bold" style:font-weight-asian="bold" style:font-weight-complex="bold"/>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a">
        <style:list-level-properties text:space-before="0.25in" text:min-label-width="0.25in"/>
      </text:list-level-style-number>
      <text:list-level-style-number text:level="2" text:style-name="List1Level1" style:num-suffix="." style:num-format="i">
        <style:list-level-properties text:min-label-width="1in" text:min-label-distance="0.25in" fo:text-align="end"/>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suffix="." style:num-format="i">
        <style:list-level-properties text:min-label-width="2.5in" text:min-label-distance="0.25in" fo:text-align="end"/>
      </text:list-level-style-number>
      <text:list-level-style-number text:level="6" text:style-name="List1Level5" style:num-suffix="." style:num-format="1">
        <style:list-level-properties text:space-before="2.8748in" text:min-label-width="0.1252in"/>
      </text:list-level-style-number>
      <text:list-level-style-number text:level="7" text:style-name="List1Level6" style:num-suffix="." style:num-format="a">
        <style:list-level-properties text:space-before="3.25in" text:min-label-width="0.25in"/>
      </text:list-level-style-number>
      <text:list-level-style-number text:level="8" text:style-name="List1Level7" style:num-suffix="." style:num-format="i">
        <style:list-level-properties text:min-label-width="4in" text:min-label-distance="0.25in" fo:text-align="end"/>
      </text:list-level-style-number>
      <text:list-level-style-number text:level="9" text:style-name="List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a">
        <style:list-level-properties text:space-before="0.25in" text:min-label-width="0.25in"/>
      </text:list-level-style-number>
      <text:list-level-style-number text:level="2" text:style-name="List2Level1" style:num-suffix="." style:num-format="i">
        <style:list-level-properties text:min-label-width="1in" text:min-label-distance="0.25in" fo:text-align="end"/>
      </text:list-level-style-number>
      <text:list-level-style-number text:level="3" text:style-name="List2Level2" style:num-suffix="." style:num-format="1">
        <style:list-level-properties text:space-before="1.3748in" text:min-label-width="0.1252in"/>
      </text:list-level-style-number>
      <text:list-level-style-number text:level="4" text:style-name="List2Level3" style:num-suffix="." style:num-format="a">
        <style:list-level-properties text:space-before="1.75in" text:min-label-width="0.25in"/>
      </text:list-level-style-number>
      <text:list-level-style-number text:level="5" text:style-name="List2Level4" style:num-suffix="." style:num-format="i">
        <style:list-level-properties text:min-label-width="2.5in" text:min-label-distance="0.25in" fo:text-align="end"/>
      </text:list-level-style-number>
      <text:list-level-style-number text:level="6" text:style-name="List2Level5" style:num-suffix="." style:num-format="1">
        <style:list-level-properties text:space-before="2.8748in" text:min-label-width="0.1252in"/>
      </text:list-level-style-number>
      <text:list-level-style-number text:level="7" text:style-name="List2Level6" style:num-suffix="." style:num-format="a">
        <style:list-level-properties text:space-before="3.25in" text:min-label-width="0.25in"/>
      </text:list-level-style-number>
      <text:list-level-style-number text:level="8" text:style-name="List2Level7" style:num-suffix="." style:num-format="i">
        <style:list-level-properties text:min-label-width="4in" text:min-label-distance="0.25in" fo:text-align="end"/>
      </text:list-level-style-number>
      <text:list-level-style-number text:level="9" text:style-name="List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prefix="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a">
        <style:list-level-properties text:space-before="0.25in" text:min-label-width="0.25in"/>
      </text:list-level-style-number>
      <text:list-level-style-number text:level="2" text:style-name="List7Level1" style:num-suffix="." style:num-format="i">
        <style:list-level-properties text:min-label-width="1in" text:min-label-distance="0.25in" fo:text-align="end"/>
      </text:list-level-style-number>
      <text:list-level-style-number text:level="3" text:style-name="List7Level2" style:num-suffix="." style:num-format="1">
        <style:list-level-properties text:space-before="1.3748in" text:min-label-width="0.1252in"/>
      </text:list-level-style-number>
      <text:list-level-style-number text:level="4" text:style-name="List7Level3" style:num-suffix="." style:num-format="a">
        <style:list-level-properties text:space-before="1.75in" text:min-label-width="0.25in"/>
      </text:list-level-style-number>
      <text:list-level-style-number text:level="5" text:style-name="List7Level4" style:num-suffix="." style:num-format="i">
        <style:list-level-properties text:min-label-width="2.5in" text:min-label-distance="0.25in" fo:text-align="end"/>
      </text:list-level-style-number>
      <text:list-level-style-number text:level="6" text:style-name="List7Level5" style:num-suffix="." style:num-format="1">
        <style:list-level-properties text:space-before="2.8748in" text:min-label-width="0.1252in"/>
      </text:list-level-style-number>
      <text:list-level-style-number text:level="7" text:style-name="List7Level6" style:num-suffix="." style:num-format="a">
        <style:list-level-properties text:space-before="3.25in" text:min-label-width="0.25in"/>
      </text:list-level-style-number>
      <text:list-level-style-number text:level="8" text:style-name="List7Level7" style:num-suffix="." style:num-format="i">
        <style:list-level-properties text:min-label-width="4in" text:min-label-distance="0.25in" fo:text-align="end"/>
      </text:list-level-style-number>
      <text:list-level-style-number text:level="9" text:style-name="List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a">
        <style:list-level-properties text:space-before="0.25in" text:min-label-width="0.25in"/>
      </text:list-level-style-number>
      <text:list-level-style-number text:level="2" text:style-name="List8Level1" style:num-suffix="." style:num-format="i">
        <style:list-level-properties text:min-label-width="1in" text:min-label-distance="0.25in" fo:text-align="end"/>
      </text:list-level-style-number>
      <text:list-level-style-number text:level="3" text:style-name="List8Level2" style:num-suffix="." style:num-format="1">
        <style:list-level-properties text:space-before="1.3748in" text:min-label-width="0.1252in"/>
      </text:list-level-style-number>
      <text:list-level-style-number text:level="4" text:style-name="List8Level3" style:num-suffix="." style:num-format="a">
        <style:list-level-properties text:space-before="1.75in" text:min-label-width="0.25in"/>
      </text:list-level-style-number>
      <text:list-level-style-number text:level="5" text:style-name="List8Level4" style:num-suffix="." style:num-format="i">
        <style:list-level-properties text:min-label-width="2.5in" text:min-label-distance="0.25in" fo:text-align="end"/>
      </text:list-level-style-number>
      <text:list-level-style-number text:level="6" text:style-name="List8Level5" style:num-suffix="." style:num-format="1">
        <style:list-level-properties text:space-before="2.8748in" text:min-label-width="0.1252in"/>
      </text:list-level-style-number>
      <text:list-level-style-number text:level="7" text:style-name="List8Level6" style:num-suffix="." style:num-format="a">
        <style:list-level-properties text:space-before="3.25in" text:min-label-width="0.25in"/>
      </text:list-level-style-number>
      <text:list-level-style-number text:level="8" text:style-name="List8Level7" style:num-suffix="." style:num-format="i">
        <style:list-level-properties text:min-label-width="4in" text:min-label-distance="0.25in" fo:text-align="end"/>
      </text:list-level-style-number>
      <text:list-level-style-number text:level="9" text:style-name="List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a">
        <style:list-level-properties text:space-before="0.25in" text:min-label-width="0.25in"/>
      </text:list-level-style-number>
      <text:list-level-style-number text:level="2" text:style-name="List9Level1" style:num-suffix="." style:num-format="i">
        <style:list-level-properties text:min-label-width="1in" text:min-label-distance="0.25in" fo:text-align="end"/>
      </text:list-level-style-number>
      <text:list-level-style-number text:level="3" text:style-name="List9Level2" style:num-suffix="." style:num-format="1">
        <style:list-level-properties text:space-before="1.3748in" text:min-label-width="0.1252in"/>
      </text:list-level-style-number>
      <text:list-level-style-number text:level="4" text:style-name="List9Level3" style:num-suffix="." style:num-format="a">
        <style:list-level-properties text:space-before="1.75in" text:min-label-width="0.25in"/>
      </text:list-level-style-number>
      <text:list-level-style-number text:level="5" text:style-name="List9Level4" style:num-suffix="." style:num-format="i">
        <style:list-level-properties text:min-label-width="2.5in" text:min-label-distance="0.25in" fo:text-align="end"/>
      </text:list-level-style-number>
      <text:list-level-style-number text:level="6" text:style-name="List9Level5" style:num-suffix="." style:num-format="1">
        <style:list-level-properties text:space-before="2.8748in" text:min-label-width="0.1252in"/>
      </text:list-level-style-number>
      <text:list-level-style-number text:level="7" text:style-name="List9Level6" style:num-suffix="." style:num-format="a">
        <style:list-level-properties text:space-before="3.25in" text:min-label-width="0.25in"/>
      </text:list-level-style-number>
      <text:list-level-style-number text:level="8" text:style-name="List9Level7" style:num-suffix="." style:num-format="i">
        <style:list-level-properties text:min-label-width="4in" text:min-label-distance="0.25in" fo:text-align="end"/>
      </text:list-level-style-number>
      <text:list-level-style-number text:level="9" text:style-name="List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a">
        <style:list-level-properties text:space-before="0.25in" text:min-label-width="0.25in"/>
      </text:list-level-style-number>
      <text:list-level-style-number text:level="2" text:style-name="List10Level1" style:num-suffix="." style:num-format="i">
        <style:list-level-properties text:min-label-width="1in" text:min-label-distance="0.25in" fo:text-align="end"/>
      </text:list-level-style-number>
      <text:list-level-style-number text:level="3" text:style-name="List10Level2" style:num-suffix="." style:num-format="1">
        <style:list-level-properties text:space-before="1.3748in" text:min-label-width="0.1252in"/>
      </text:list-level-style-number>
      <text:list-level-style-number text:level="4" text:style-name="List10Level3" style:num-suffix="." style:num-format="a">
        <style:list-level-properties text:space-before="1.75in" text:min-label-width="0.25in"/>
      </text:list-level-style-number>
      <text:list-level-style-number text:level="5" text:style-name="List10Level4" style:num-suffix="." style:num-format="i">
        <style:list-level-properties text:min-label-width="2.5in" text:min-label-distance="0.25in" fo:text-align="end"/>
      </text:list-level-style-number>
      <text:list-level-style-number text:level="6" text:style-name="List10Level5" style:num-suffix="." style:num-format="1">
        <style:list-level-properties text:space-before="2.8748in" text:min-label-width="0.1252in"/>
      </text:list-level-style-number>
      <text:list-level-style-number text:level="7" text:style-name="List10Level6" style:num-suffix="." style:num-format="a">
        <style:list-level-properties text:space-before="3.25in" text:min-label-width="0.25in"/>
      </text:list-level-style-number>
      <text:list-level-style-number text:level="8" text:style-name="List10Level7" style:num-suffix="." style:num-format="i">
        <style:list-level-properties text:min-label-width="4in" text:min-label-distance="0.25in" fo:text-align="end"/>
      </text:list-level-style-number>
      <text:list-level-style-number text:level="9" text:style-name="List10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a">
        <style:list-level-properties text:space-before="0.25in" text:min-label-width="0.25in"/>
      </text:list-level-style-number>
      <text:list-level-style-number text:level="2" text:style-name="List11Level1" style:num-suffix="." style:num-format="i">
        <style:list-level-properties text:min-label-width="1in" text:min-label-distance="0.25in" fo:text-align="end"/>
      </text:list-level-style-number>
      <text:list-level-style-number text:level="3" text:style-name="List11Level2" style:num-suffix="." style:num-format="1">
        <style:list-level-properties text:space-before="1.3748in" text:min-label-width="0.1252in"/>
      </text:list-level-style-number>
      <text:list-level-style-number text:level="4" text:style-name="List11Level3" style:num-suffix="." style:num-format="a">
        <style:list-level-properties text:space-before="1.75in" text:min-label-width="0.25in"/>
      </text:list-level-style-number>
      <text:list-level-style-number text:level="5" text:style-name="List11Level4" style:num-suffix="." style:num-format="i">
        <style:list-level-properties text:min-label-width="2.5in" text:min-label-distance="0.25in" fo:text-align="end"/>
      </text:list-level-style-number>
      <text:list-level-style-number text:level="6" text:style-name="List11Level5" style:num-suffix="." style:num-format="1">
        <style:list-level-properties text:space-before="2.8748in" text:min-label-width="0.1252in"/>
      </text:list-level-style-number>
      <text:list-level-style-number text:level="7" text:style-name="List11Level6" style:num-suffix="." style:num-format="a">
        <style:list-level-properties text:space-before="3.25in" text:min-label-width="0.25in"/>
      </text:list-level-style-number>
      <text:list-level-style-number text:level="8" text:style-name="List11Level7" style:num-suffix="." style:num-format="i">
        <style:list-level-properties text:min-label-width="4in" text:min-label-distance="0.25in" fo:text-align="end"/>
      </text:list-level-style-number>
      <text:list-level-style-number text:level="9" text:style-name="List1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a">
        <style:list-level-properties text:space-before="0.25in" text:min-label-width="0.25in"/>
      </text:list-level-style-number>
      <text:list-level-style-number text:level="2" text:style-name="List12Level1" style:num-suffix="." style:num-format="i">
        <style:list-level-properties text:min-label-width="1in" text:min-label-distance="0.25in" fo:text-align="end"/>
      </text:list-level-style-number>
      <text:list-level-style-number text:level="3" text:style-name="List12Level2" style:num-suffix="." style:num-format="1">
        <style:list-level-properties text:space-before="1.3748in" text:min-label-width="0.1252in"/>
      </text:list-level-style-number>
      <text:list-level-style-number text:level="4" text:style-name="List12Level3" style:num-suffix="." style:num-format="a">
        <style:list-level-properties text:space-before="1.75in" text:min-label-width="0.25in"/>
      </text:list-level-style-number>
      <text:list-level-style-number text:level="5" text:style-name="List12Level4" style:num-suffix="." style:num-format="i">
        <style:list-level-properties text:min-label-width="2.5in" text:min-label-distance="0.25in" fo:text-align="end"/>
      </text:list-level-style-number>
      <text:list-level-style-number text:level="6" text:style-name="List12Level5" style:num-suffix="." style:num-format="1">
        <style:list-level-properties text:space-before="2.8748in" text:min-label-width="0.1252in"/>
      </text:list-level-style-number>
      <text:list-level-style-number text:level="7" text:style-name="List12Level6" style:num-suffix="." style:num-format="a">
        <style:list-level-properties text:space-before="3.25in" text:min-label-width="0.25in"/>
      </text:list-level-style-number>
      <text:list-level-style-number text:level="8" text:style-name="List12Level7" style:num-suffix="." style:num-format="i">
        <style:list-level-properties text:min-label-width="4in" text:min-label-distance="0.25in" fo:text-align="end"/>
      </text:list-level-style-number>
      <text:list-level-style-number text:level="9" text:style-name="List1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a">
        <style:list-level-properties text:space-before="0.25in" text:min-label-width="0.25in"/>
      </text:list-level-style-number>
      <text:list-level-style-number text:level="2" text:style-name="List13Level1" style:num-suffix="." style:num-format="i">
        <style:list-level-properties text:min-label-width="1in" text:min-label-distance="0.25in" fo:text-align="end"/>
      </text:list-level-style-number>
      <text:list-level-style-number text:level="3" text:style-name="List13Level2" style:num-suffix="." style:num-format="1">
        <style:list-level-properties text:space-before="1.3748in" text:min-label-width="0.1252in"/>
      </text:list-level-style-number>
      <text:list-level-style-number text:level="4" text:style-name="List13Level3" style:num-suffix="." style:num-format="a">
        <style:list-level-properties text:space-before="1.75in" text:min-label-width="0.25in"/>
      </text:list-level-style-number>
      <text:list-level-style-number text:level="5" text:style-name="List13Level4" style:num-suffix="." style:num-format="i">
        <style:list-level-properties text:min-label-width="2.5in" text:min-label-distance="0.25in" fo:text-align="end"/>
      </text:list-level-style-number>
      <text:list-level-style-number text:level="6" text:style-name="List13Level5" style:num-suffix="." style:num-format="1">
        <style:list-level-properties text:space-before="2.8748in" text:min-label-width="0.1252in"/>
      </text:list-level-style-number>
      <text:list-level-style-number text:level="7" text:style-name="List13Level6" style:num-suffix="." style:num-format="a">
        <style:list-level-properties text:space-before="3.25in" text:min-label-width="0.25in"/>
      </text:list-level-style-number>
      <text:list-level-style-number text:level="8" text:style-name="List13Level7" style:num-suffix="." style:num-format="i">
        <style:list-level-properties text:min-label-width="4in" text:min-label-distance="0.25in" fo:text-align="end"/>
      </text:list-level-style-number>
      <text:list-level-style-number text:level="9" text:style-name="List1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min-label-width="1in" text:min-label-distance="0.25in" fo:text-align="end"/>
      </text:list-level-style-number>
      <text:list-level-style-number text:level="3" text:style-name="List14Level2" style:num-suffix="." style:num-format="1">
        <style:list-level-properties text:space-before="1.3748in" text:min-label-width="0.1252in"/>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min-label-width="2.5in" text:min-label-distance="0.25in" fo:text-align="end"/>
      </text:list-level-style-number>
      <text:list-level-style-number text:level="6" text:style-name="List14Level5" style:num-suffix="." style:num-format="1">
        <style:list-level-properties text:space-before="2.8748in" text:min-label-width="0.1252in"/>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min-label-width="4in" text:min-label-distance="0.25in" fo:text-align="end"/>
      </text:list-level-style-number>
      <text:list-level-style-number text:level="9" text:style-name="List14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a">
        <style:list-level-properties text:space-before="0.25in" text:min-label-width="0.25in"/>
      </text:list-level-style-number>
      <text:list-level-style-number text:level="2" text:style-name="List15Level1" style:num-suffix="." style:num-format="i">
        <style:list-level-properties text:min-label-width="1in" text:min-label-distance="0.25in" fo:text-align="end"/>
      </text:list-level-style-number>
      <text:list-level-style-number text:level="3" text:style-name="List15Level2" style:num-suffix="." style:num-format="1">
        <style:list-level-properties text:space-before="1.3748in" text:min-label-width="0.1252in"/>
      </text:list-level-style-number>
      <text:list-level-style-number text:level="4" text:style-name="List15Level3" style:num-suffix="." style:num-format="a">
        <style:list-level-properties text:space-before="1.75in" text:min-label-width="0.25in"/>
      </text:list-level-style-number>
      <text:list-level-style-number text:level="5" text:style-name="List15Level4" style:num-suffix="." style:num-format="i">
        <style:list-level-properties text:min-label-width="2.5in" text:min-label-distance="0.25in" fo:text-align="end"/>
      </text:list-level-style-number>
      <text:list-level-style-number text:level="6" text:style-name="List15Level5" style:num-suffix="." style:num-format="1">
        <style:list-level-properties text:space-before="2.8748in" text:min-label-width="0.1252in"/>
      </text:list-level-style-number>
      <text:list-level-style-number text:level="7" text:style-name="List15Level6" style:num-suffix="." style:num-format="a">
        <style:list-level-properties text:space-before="3.25in" text:min-label-width="0.25in"/>
      </text:list-level-style-number>
      <text:list-level-style-number text:level="8" text:style-name="List15Level7" style:num-suffix="." style:num-format="i">
        <style:list-level-properties text:min-label-width="4in" text:min-label-distance="0.25in" fo:text-align="end"/>
      </text:list-level-style-number>
      <text:list-level-style-number text:level="9" text:style-name="List1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a">
        <style:list-level-properties text:space-before="0.25in" text:min-label-width="0.25in"/>
      </text:list-level-style-number>
      <text:list-level-style-number text:level="2" text:style-name="List16Level1" style:num-suffix="." style:num-format="i">
        <style:list-level-properties text:min-label-width="1in" text:min-label-distance="0.25in" fo:text-align="end"/>
      </text:list-level-style-number>
      <text:list-level-style-number text:level="3" text:style-name="List16Level2" style:num-suffix="." style:num-format="1">
        <style:list-level-properties text:space-before="1.3748in" text:min-label-width="0.1252in"/>
      </text:list-level-style-number>
      <text:list-level-style-number text:level="4" text:style-name="List16Level3" style:num-suffix="." style:num-format="a">
        <style:list-level-properties text:space-before="1.75in" text:min-label-width="0.25in"/>
      </text:list-level-style-number>
      <text:list-level-style-number text:level="5" text:style-name="List16Level4" style:num-suffix="." style:num-format="i">
        <style:list-level-properties text:min-label-width="2.5in" text:min-label-distance="0.25in" fo:text-align="end"/>
      </text:list-level-style-number>
      <text:list-level-style-number text:level="6" text:style-name="List16Level5" style:num-suffix="." style:num-format="1">
        <style:list-level-properties text:space-before="2.8748in" text:min-label-width="0.1252in"/>
      </text:list-level-style-number>
      <text:list-level-style-number text:level="7" text:style-name="List16Level6" style:num-suffix="." style:num-format="a">
        <style:list-level-properties text:space-before="3.25in" text:min-label-width="0.25in"/>
      </text:list-level-style-number>
      <text:list-level-style-number text:level="8" text:style-name="List16Level7" style:num-suffix="." style:num-format="i">
        <style:list-level-properties text:min-label-width="4in" text:min-label-distance="0.25in" fo:text-align="end"/>
      </text:list-level-style-number>
      <text:list-level-style-number text:level="9" text:style-name="List16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a">
        <style:list-level-properties text:space-before="0.25in" text:min-label-width="0.25in"/>
      </text:list-level-style-number>
      <text:list-level-style-number text:level="2" text:style-name="List17Level1" style:num-suffix="." style:num-format="i">
        <style:list-level-properties text:min-label-width="1in" text:min-label-distance="0.25in" fo:text-align="end"/>
      </text:list-level-style-number>
      <text:list-level-style-number text:level="3" text:style-name="List17Level2" style:num-suffix="." style:num-format="1">
        <style:list-level-properties text:space-before="1.3748in" text:min-label-width="0.1252in"/>
      </text:list-level-style-number>
      <text:list-level-style-number text:level="4" text:style-name="List17Level3" style:num-suffix="." style:num-format="a">
        <style:list-level-properties text:space-before="1.75in" text:min-label-width="0.25in"/>
      </text:list-level-style-number>
      <text:list-level-style-number text:level="5" text:style-name="List17Level4" style:num-suffix="." style:num-format="i">
        <style:list-level-properties text:min-label-width="2.5in" text:min-label-distance="0.25in" fo:text-align="end"/>
      </text:list-level-style-number>
      <text:list-level-style-number text:level="6" text:style-name="List17Level5" style:num-suffix="." style:num-format="1">
        <style:list-level-properties text:space-before="2.8748in" text:min-label-width="0.1252in"/>
      </text:list-level-style-number>
      <text:list-level-style-number text:level="7" text:style-name="List17Level6" style:num-suffix="." style:num-format="a">
        <style:list-level-properties text:space-before="3.25in" text:min-label-width="0.25in"/>
      </text:list-level-style-number>
      <text:list-level-style-number text:level="8" text:style-name="List17Level7" style:num-suffix="." style:num-format="i">
        <style:list-level-properties text:min-label-width="4in" text:min-label-distance="0.25in" fo:text-align="end"/>
      </text:list-level-style-number>
      <text:list-level-style-number text:level="9" text:style-name="List1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a">
        <style:list-level-properties text:space-before="0.25in" text:min-label-width="0.25in"/>
      </text:list-level-style-number>
      <text:list-level-style-number text:level="2" text:style-name="List18Level1" style:num-suffix="." style:num-format="i">
        <style:list-level-properties text:min-label-width="1in" text:min-label-distance="0.25in" fo:text-align="end"/>
      </text:list-level-style-number>
      <text:list-level-style-number text:level="3" text:style-name="List18Level2" style:num-suffix="." style:num-format="1">
        <style:list-level-properties text:space-before="1.3748in" text:min-label-width="0.1252in"/>
      </text:list-level-style-number>
      <text:list-level-style-number text:level="4" text:style-name="List18Level3" style:num-suffix="." style:num-format="a">
        <style:list-level-properties text:space-before="1.75in" text:min-label-width="0.25in"/>
      </text:list-level-style-number>
      <text:list-level-style-number text:level="5" text:style-name="List18Level4" style:num-suffix="." style:num-format="i">
        <style:list-level-properties text:min-label-width="2.5in" text:min-label-distance="0.25in" fo:text-align="end"/>
      </text:list-level-style-number>
      <text:list-level-style-number text:level="6" text:style-name="List18Level5" style:num-suffix="." style:num-format="1">
        <style:list-level-properties text:space-before="2.8748in" text:min-label-width="0.1252in"/>
      </text:list-level-style-number>
      <text:list-level-style-number text:level="7" text:style-name="List18Level6" style:num-suffix="." style:num-format="a">
        <style:list-level-properties text:space-before="3.25in" text:min-label-width="0.25in"/>
      </text:list-level-style-number>
      <text:list-level-style-number text:level="8" text:style-name="List18Level7" style:num-suffix="." style:num-format="i">
        <style:list-level-properties text:min-label-width="4in" text:min-label-distance="0.25in" fo:text-align="end"/>
      </text:list-level-style-number>
      <text:list-level-style-number text:level="9" text:style-name="List1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a">
        <style:list-level-properties text:space-before="0.25in" text:min-label-width="0.25in"/>
      </text:list-level-style-number>
      <text:list-level-style-number text:level="2" text:style-name="List19Level1" style:num-suffix="." style:num-format="i">
        <style:list-level-properties text:min-label-width="1in" text:min-label-distance="0.25in" fo:text-align="end"/>
      </text:list-level-style-number>
      <text:list-level-style-number text:level="3" text:style-name="List19Level2" style:num-suffix="." style:num-format="1">
        <style:list-level-properties text:space-before="1.3748in" text:min-label-width="0.1252in"/>
      </text:list-level-style-number>
      <text:list-level-style-number text:level="4" text:style-name="List19Level3" style:num-suffix="." style:num-format="a">
        <style:list-level-properties text:space-before="1.75in" text:min-label-width="0.25in"/>
      </text:list-level-style-number>
      <text:list-level-style-number text:level="5" text:style-name="List19Level4" style:num-suffix="." style:num-format="i">
        <style:list-level-properties text:min-label-width="2.5in" text:min-label-distance="0.25in" fo:text-align="end"/>
      </text:list-level-style-number>
      <text:list-level-style-number text:level="6" text:style-name="List19Level5" style:num-suffix="." style:num-format="1">
        <style:list-level-properties text:space-before="2.8748in" text:min-label-width="0.1252in"/>
      </text:list-level-style-number>
      <text:list-level-style-number text:level="7" text:style-name="List19Level6" style:num-suffix="." style:num-format="a">
        <style:list-level-properties text:space-before="3.25in" text:min-label-width="0.25in"/>
      </text:list-level-style-number>
      <text:list-level-style-number text:level="8" text:style-name="List19Level7" style:num-suffix="." style:num-format="i">
        <style:list-level-properties text:min-label-width="4in" text:min-label-distance="0.25in" fo:text-align="end"/>
      </text:list-level-style-number>
      <text:list-level-style-number text:level="9" text:style-name="List1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a">
        <style:list-level-properties text:space-before="0.25in" text:min-label-width="0.25in"/>
      </text:list-level-style-number>
      <text:list-level-style-number text:level="2" text:style-name="List21Level1" style:num-suffix="." style:num-format="i">
        <style:list-level-properties text:min-label-width="1in" text:min-label-distance="0.25in" fo:text-align="end"/>
      </text:list-level-style-number>
      <text:list-level-style-number text:level="3" text:style-name="List21Level2" style:num-suffix="." style:num-format="1">
        <style:list-level-properties text:space-before="1.3748in" text:min-label-width="0.1252in"/>
      </text:list-level-style-number>
      <text:list-level-style-number text:level="4" text:style-name="List21Level3" style:num-suffix="." style:num-format="a">
        <style:list-level-properties text:space-before="1.75in" text:min-label-width="0.25in"/>
      </text:list-level-style-number>
      <text:list-level-style-number text:level="5" text:style-name="List21Level4" style:num-suffix="." style:num-format="i">
        <style:list-level-properties text:min-label-width="2.5in" text:min-label-distance="0.25in" fo:text-align="end"/>
      </text:list-level-style-number>
      <text:list-level-style-number text:level="6" text:style-name="List21Level5" style:num-suffix="." style:num-format="1">
        <style:list-level-properties text:space-before="2.8748in" text:min-label-width="0.1252in"/>
      </text:list-level-style-number>
      <text:list-level-style-number text:level="7" text:style-name="List21Level6" style:num-suffix="." style:num-format="a">
        <style:list-level-properties text:space-before="3.25in" text:min-label-width="0.25in"/>
      </text:list-level-style-number>
      <text:list-level-style-number text:level="8" text:style-name="List21Level7" style:num-suffix="." style:num-format="i">
        <style:list-level-properties text:min-label-width="4in" text:min-label-distance="0.25in" fo:text-align="end"/>
      </text:list-level-style-number>
      <text:list-level-style-number text:level="9" text:style-name="List2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a">
        <style:list-level-properties text:space-before="0.25in" text:min-label-width="0.25in"/>
      </text:list-level-style-number>
      <text:list-level-style-number text:level="2" text:style-name="List22Level1" style:num-suffix="." style:num-format="i">
        <style:list-level-properties text:min-label-width="1in" text:min-label-distance="0.25in" fo:text-align="end"/>
      </text:list-level-style-number>
      <text:list-level-style-number text:level="3" text:style-name="List22Level2" style:num-suffix="." style:num-format="1">
        <style:list-level-properties text:space-before="1.3748in" text:min-label-width="0.1252in"/>
      </text:list-level-style-number>
      <text:list-level-style-number text:level="4" text:style-name="List22Level3" style:num-suffix="." style:num-format="a">
        <style:list-level-properties text:space-before="1.75in" text:min-label-width="0.25in"/>
      </text:list-level-style-number>
      <text:list-level-style-number text:level="5" text:style-name="List22Level4" style:num-suffix="." style:num-format="i">
        <style:list-level-properties text:min-label-width="2.5in" text:min-label-distance="0.25in" fo:text-align="end"/>
      </text:list-level-style-number>
      <text:list-level-style-number text:level="6" text:style-name="List22Level5" style:num-suffix="." style:num-format="1">
        <style:list-level-properties text:space-before="2.8748in" text:min-label-width="0.1252in"/>
      </text:list-level-style-number>
      <text:list-level-style-number text:level="7" text:style-name="List22Level6" style:num-suffix="." style:num-format="a">
        <style:list-level-properties text:space-before="3.25in" text:min-label-width="0.25in"/>
      </text:list-level-style-number>
      <text:list-level-style-number text:level="8" text:style-name="List22Level7" style:num-suffix="." style:num-format="i">
        <style:list-level-properties text:min-label-width="4in" text:min-label-distance="0.25in" fo:text-align="end"/>
      </text:list-level-style-number>
      <text:list-level-style-number text:level="9" text:style-name="List2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a">
        <style:list-level-properties text:space-before="0.25in" text:min-label-width="0.25in"/>
      </text:list-level-style-number>
      <text:list-level-style-number text:level="2" text:style-name="List23Level1" style:num-suffix="." style:num-format="i">
        <style:list-level-properties text:min-label-width="1in" text:min-label-distance="0.25in" fo:text-align="end"/>
      </text:list-level-style-number>
      <text:list-level-style-number text:level="3" text:style-name="List23Level2" style:num-suffix="." style:num-format="1">
        <style:list-level-properties text:space-before="1.3748in" text:min-label-width="0.1252in"/>
      </text:list-level-style-number>
      <text:list-level-style-number text:level="4" text:style-name="List23Level3" style:num-suffix="." style:num-format="a">
        <style:list-level-properties text:space-before="1.75in" text:min-label-width="0.25in"/>
      </text:list-level-style-number>
      <text:list-level-style-number text:level="5" text:style-name="List23Level4" style:num-suffix="." style:num-format="i">
        <style:list-level-properties text:min-label-width="2.5in" text:min-label-distance="0.25in" fo:text-align="end"/>
      </text:list-level-style-number>
      <text:list-level-style-number text:level="6" text:style-name="List23Level5" style:num-suffix="." style:num-format="1">
        <style:list-level-properties text:space-before="2.8748in" text:min-label-width="0.1252in"/>
      </text:list-level-style-number>
      <text:list-level-style-number text:level="7" text:style-name="List23Level6" style:num-suffix="." style:num-format="a">
        <style:list-level-properties text:space-before="3.25in" text:min-label-width="0.25in"/>
      </text:list-level-style-number>
      <text:list-level-style-number text:level="8" text:style-name="List23Level7" style:num-suffix="." style:num-format="i">
        <style:list-level-properties text:min-label-width="4in" text:min-label-distance="0.25in" fo:text-align="end"/>
      </text:list-level-style-number>
      <text:list-level-style-number text:level="9" text:style-name="List2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a">
        <style:list-level-properties text:space-before="0.25in" text:min-label-width="0.25in"/>
      </text:list-level-style-number>
      <text:list-level-style-number text:level="2" text:style-name="List25Level1" style:num-suffix="." style:num-format="i">
        <style:list-level-properties text:min-label-width="1in" text:min-label-distance="0.25in" fo:text-align="end"/>
      </text:list-level-style-number>
      <text:list-level-style-number text:level="3" text:style-name="List25Level2" style:num-suffix="." style:num-format="1">
        <style:list-level-properties text:space-before="1.3748in" text:min-label-width="0.1252in"/>
      </text:list-level-style-number>
      <text:list-level-style-number text:level="4" text:style-name="List25Level3" style:num-suffix="." style:num-format="a">
        <style:list-level-properties text:space-before="1.75in" text:min-label-width="0.25in"/>
      </text:list-level-style-number>
      <text:list-level-style-number text:level="5" text:style-name="List25Level4" style:num-suffix="." style:num-format="i">
        <style:list-level-properties text:min-label-width="2.5in" text:min-label-distance="0.25in" fo:text-align="end"/>
      </text:list-level-style-number>
      <text:list-level-style-number text:level="6" text:style-name="List25Level5" style:num-suffix="." style:num-format="1">
        <style:list-level-properties text:space-before="2.8748in" text:min-label-width="0.1252in"/>
      </text:list-level-style-number>
      <text:list-level-style-number text:level="7" text:style-name="List25Level6" style:num-suffix="." style:num-format="a">
        <style:list-level-properties text:space-before="3.25in" text:min-label-width="0.25in"/>
      </text:list-level-style-number>
      <text:list-level-style-number text:level="8" text:style-name="List25Level7" style:num-suffix="." style:num-format="i">
        <style:list-level-properties text:min-label-width="4in" text:min-label-distance="0.25in" fo:text-align="end"/>
      </text:list-level-style-number>
      <text:list-level-style-number text:level="9" text:style-name="List2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dc:title/>
    <meta:initial-creator/>
    <meta:editing-cycles>15</meta:editing-cycles>
    <dc:date>2016-05-06T12:28:07.611109000</dc:date>
    <meta:editing-duration>PT56M20S</meta:editing-duration>
    <meta:document-statistic meta:table-count="0" meta:image-count="0" meta:object-count="0" meta:page-count="13" meta:paragraph-count="206" meta:word-count="2685" meta:character-count="17292" meta:non-whitespace-character-count="14825"/>
  </office:meta>
</office:document-meta>
</file>